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0</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7.676cm" svg:height="11.536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1398" meta:character-count="9817" meta:non-whitespace-character-count="8441"/>
    <meta:user-defined meta:name="AppVersion">14.0000</meta:user-defined>
    <meta:template xlink:type="simple" xlink:actuate="onRequest" xlink:title="Normal.dotm" xlink:href=""/>
  </office:meta>
</office:document-meta>
</file>